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3A000001B6E91B2401C9C1F532.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3465a4" draw:fill-color="#ffd8ce" draw:textarea-horizontal-align="justify" draw:textarea-vertical-align="middle" draw:auto-grow-height="false" fo:min-height="5.554cm" fo:min-width="3.262cm"/>
    </style:style>
    <style:style style:name="gr2"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213cm" fo:min-width="0cm" fo:padding-top="0.151cm" fo:padding-bottom="0.151cm" fo:padding-left="0.276cm" fo:padding-right="0.276cm" fo:wrap-option="wrap" draw:shadow="hidden" draw:shadow-offset-x="0cm" draw:shadow-offset-y="0cm" draw:shadow-color="#729fcf"/>
      <style:paragraph-properties style:writing-mode="lr-tb"/>
    </style:style>
    <style:style style:name="gr4"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6"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7"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8"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9"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0"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opacity="3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1" style:family="graphic" style:parent-style-name="standard" style:list-style-name="L2">
      <style:graphic-properties draw:stroke="solid" svg:stroke-width="0.035cm" svg:stroke-color="#3465a4" draw:marker-start="" draw:marker-start-width="0.2cm" draw:marker-start-center="false" draw:marker-end="" draw:marker-end-width="0.2cm" draw:marker-end-center="false" draw:stroke-linejoin="round" svg:stroke-linecap="round" draw:fill="solid" draw:fill-color="#729fcf" draw:textarea-horizontal-align="justify" draw:textarea-vertical-align="middle" draw:auto-grow-height="false" draw:fit-to-size="false" style:shrink-to-fit="false" fo:min-height="0.521cm" fo:min-width="1.12cm" fo:padding-top="0.125cm" fo:padding-bottom="0.125cm" fo:padding-left="0.25cm" fo:padding-right="0.25cm" fo:wrap-option="wrap" draw:shadow="hidden" draw:shadow-offset-x="0.2cm" draw:shadow-offset-y="0.2cm" draw:shadow-color="#808080"/>
      <style:paragraph-properties style:writing-mode="lr-tb"/>
    </style:style>
    <style:style style:name="gr12"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false" fo:min-height="0.561cm" fo:min-width="0.173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false" fo:min-height="0.56cm" fo:min-width="0.173cm"/>
      <style:paragraph-properties style:writing-mode="lr-tb"/>
    </style:style>
    <style:style style:name="gr15" style:family="graphic" style:parent-style-name="standard">
      <style:graphic-properties svg:stroke-color="#3465a4" draw:fill-color="#e8f2a1" draw:textarea-horizontal-align="justify" draw:textarea-vertical-align="middle" draw:auto-grow-height="false" fo:min-height="0.596cm" fo:min-width="1.814cm"/>
      <style:paragraph-properties style:writing-mode="lr-tb"/>
    </style:style>
    <style:style style:name="gr16" style:family="graphic" style:parent-style-name="standard">
      <style:graphic-properties draw:stroke="none" svg:stroke-color="#3465a4" draw:fill="none" fo:min-height="1.279cm"/>
      <style:paragraph-properties style:writing-mode="lr-tb"/>
    </style:style>
    <style:style style:name="gr17"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8"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213cm" fo:min-width="0cm" fo:padding-top="0.151cm" fo:padding-bottom="0.151cm" fo:padding-left="0.276cm" fo:padding-right="0.276cm" fo:wrap-option="wrap" draw:shadow="hidden" draw:shadow-offset-x="0cm" draw:shadow-offset-y="0cm" draw:shadow-color="#729fcf"/>
      <style:paragraph-properties style:writing-mode="lr-tb"/>
    </style:style>
    <style:style style:name="gr19"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0"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1"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2"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3"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4"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5"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opacity="3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6" style:family="graphic" style:parent-style-name="standard" style:list-style-name="L2">
      <style:graphic-properties draw:stroke="solid" svg:stroke-width="0.035cm" svg:stroke-color="#3465a4" draw:marker-start="" draw:marker-start-width="0.2cm" draw:marker-start-center="false" draw:marker-end="" draw:marker-end-width="0.2cm" draw:marker-end-center="false" draw:stroke-linejoin="round" svg:stroke-linecap="round" draw:fill="solid" draw:fill-color="#729fcf" draw:textarea-horizontal-align="justify" draw:textarea-vertical-align="middle" draw:auto-grow-height="false" draw:fit-to-size="false" style:shrink-to-fit="false" fo:min-height="0.521cm" fo:min-width="1.12cm" fo:padding-top="0.125cm" fo:padding-bottom="0.125cm" fo:padding-left="0.25cm" fo:padding-right="0.25cm" fo:wrap-option="wrap" draw:shadow="hidden" draw:shadow-offset-x="0.2cm" draw:shadow-offset-y="0.2cm" draw:shadow-color="#808080"/>
      <style:paragraph-properties style:writing-mode="lr-tb"/>
    </style:style>
    <style:style style:name="gr27"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8"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213cm" fo:min-width="0cm" fo:padding-top="0.151cm" fo:padding-bottom="0.151cm" fo:padding-left="0.276cm" fo:padding-right="0.276cm" fo:wrap-option="wrap" draw:shadow="hidden" draw:shadow-offset-x="0cm" draw:shadow-offset-y="0cm" draw:shadow-color="#729fcf"/>
      <style:paragraph-properties style:writing-mode="lr-tb"/>
    </style:style>
    <style:style style:name="gr29"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0"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1"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2"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3"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4"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5" style:family="graphic" style:parent-style-name="standard" style:list-style-name="L2">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opacity="3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6" style:family="graphic" style:parent-style-name="standard" style:list-style-name="L2">
      <style:graphic-properties draw:stroke="solid" svg:stroke-width="0.035cm" svg:stroke-color="#3465a4" draw:marker-start="" draw:marker-start-width="0.2cm" draw:marker-start-center="false" draw:marker-end="" draw:marker-end-width="0.2cm" draw:marker-end-center="false" draw:stroke-linejoin="round" svg:stroke-linecap="round" draw:fill="solid" draw:fill-color="#729fcf" draw:textarea-horizontal-align="justify" draw:textarea-vertical-align="middle" draw:auto-grow-height="false" draw:fit-to-size="false" style:shrink-to-fit="false" fo:min-height="0.521cm" fo:min-width="1.12cm" fo:padding-top="0.125cm" fo:padding-bottom="0.125cm" fo:padding-left="0.25cm" fo:padding-right="0.25cm" fo:wrap-option="wrap" draw:shadow="hidden" draw:shadow-offset-x="0.2cm" draw:shadow-offset-y="0.2cm" draw:shadow-color="#808080"/>
      <style:paragraph-properties style:writing-mode="lr-tb"/>
    </style:style>
    <style:style style:name="gr37" style:family="graphic" style:parent-style-name="standard">
      <style:graphic-properties svg:stroke-color="#3465a4" draw:marker-start="Arrow" draw:marker-start-width="0.3cm" draw:marker-end="Arrow" draw:marker-end-width="0.3cm" draw:textarea-vertical-align="middle"/>
    </style:style>
    <style:style style:name="gr38" style:family="graphic" style:parent-style-name="standard">
      <style:graphic-properties svg:stroke-color="#3465a4" draw:fill-color="#dde8cb" draw:textarea-horizontal-align="justify" draw:textarea-vertical-align="middle" draw:auto-grow-height="false" fo:min-height="2.58cm" fo:min-width="3.036cm"/>
      <style:paragraph-properties style:writing-mode="lr-tb"/>
    </style:style>
    <style:style style:name="gr39"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0"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1"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2" style:family="graphic" style:parent-style-name="standard" style:list-style-name="L2">
      <style:graphic-properties draw:stroke="solid" draw:stroke-dash="Dash_20_4" svg:stroke-width="0.053cm" svg:stroke-color="#ffffff" draw:marker-start="" draw:marker-start-width="0.279cm" draw:marker-start-center="false" draw:marker-end="" draw:marker-end-width="0.279cm" draw:marker-end-center="false" draw:stroke-linejoin="round" svg:stroke-linecap="round" draw:fill="none" draw:fill-color="#808080" draw:gradient-step-count="64" draw:textarea-horizontal-align="center" draw:textarea-vertical-align="middle" fo:padding-top="0.151cm" fo:padding-bottom="0.151cm" fo:padding-left="0.276cm" fo:padding-right="0.276cm" fo:wrap-option="wrap" draw:shadow="hidden" draw:shadow-offset-x="0.035cm" draw:shadow-offset-y="0.035cm" draw:shadow-color="#808080"/>
    </style:style>
    <style:style style:name="gr43" style:family="graphic" style:parent-style-name="standard">
      <style:graphic-properties svg:stroke-color="#069a2e" draw:marker-start="Arrow" draw:marker-start-width="0.3cm" draw:marker-end="Arrow" draw:marker-end-width="0.3cm" draw:fill-color="#ed4c05" draw:textarea-vertical-align="middle"/>
    </style:style>
    <style:style style:name="gr44" style:family="graphic" style:parent-style-name="standard" style:list-style-name="L2">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2.325cm" fo:min-width="2.204cm" fo:padding-top="0.125cm" fo:padding-bottom="0.125cm" fo:padding-left="0.25cm" fo:padding-right="0.25cm" fo:wrap-option="wrap" draw:shadow="hidden" draw:shadow-offset-x="0.2cm" draw:shadow-offset-y="0.2cm" draw:shadow-color="#808080"/>
    </style:style>
    <style:style style:name="gr45" style:family="graphic" style:parent-style-name="standard" style:list-style-name="L2">
      <style:graphic-properties draw:stroke="none" draw:stroke-dash="Dash_20_4" svg:stroke-width="0.03cm" svg:stroke-color="#000000" draw:marker-start="" draw:marker-start-width="0.25cm" draw:marker-start-center="false" draw:marker-end="" draw:marker-end-width="0.25cm" draw:marker-end-center="false" draw:stroke-linejoin="round" svg:stroke-linecap="butt" draw:fill="solid" draw:fill-color="#000000" draw:opacity="100%" draw:textarea-horizontal-align="center" draw:textarea-vertical-align="middle" fo:padding-top="0.14cm" fo:padding-bottom="0.14cm" fo:padding-left="0.265cm" fo:padding-right="0.265cm" fo:wrap-option="wrap" draw:shadow="hidden" draw:shadow-offset-x="0.2cm" draw:shadow-offset-y="0.2cm" draw:shadow-color="#808080"/>
    </style:style>
    <style:style style:name="gr46" style:family="graphic" style:parent-style-name="standard" style:list-style-name="L2">
      <style:graphic-properties draw:stroke="solid" svg:stroke-width="0.035cm" svg:stroke-color="#000000" draw:marker-start="" draw:marker-start-width="0.252cm" draw:marker-start-center="false" draw:marker-end="" draw:marker-end-width="0.252cm" draw:marker-end-center="false" draw:fill="none" draw:fill-color="#ffffff" draw:textarea-horizontal-align="justify" draw:textarea-vertical-align="middle" draw:auto-grow-height="false" fo:min-height="0.626cm" fo:min-width="0.423cm" fo:padding-top="0.142cm" fo:padding-bottom="0.142cm" fo:padding-left="0.267cm" fo:padding-right="0.267cm" fo:wrap-option="wrap" draw:shadow="hidden" draw:shadow-offset-x="0.2cm" draw:shadow-offset-y="0.2cm" draw:shadow-color="#808080"/>
    </style:style>
    <style:style style:name="gr47" style:family="graphic" style:parent-style-name="standard">
      <style:graphic-properties draw:stroke="none" svg:stroke-color="#3465a4" draw:fill="none" fo:min-height="0.641cm"/>
      <style:paragraph-properties style:writing-mode="lr-tb"/>
    </style:style>
    <style:style style:name="P1" style:family="paragraph">
      <loext:graphic-properties draw:fill-color="#ffd8ce"/>
      <style:paragraph-properties fo:text-align="center"/>
    </style:style>
    <style:style style:name="P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Calibri"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 style:family="paragraph">
      <loext:graphic-properties draw:fill="solid" draw:fill-color="#3465a4"/>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Calibri"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 style:family="paragraph">
      <loext:graphic-properties draw:fill="solid" draw:fill-color="#729fcf" draw:opacity="1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Calibri"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Calibri"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3465a4" draw:opacity="3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Calibri"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 style:family="paragraph">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Calibri"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729fcf"/>
      <style:paragraph-properties fo:margin-left="0cm" fo:margin-right="0cm" fo:margin-top="0cm" fo:margin-bottom="0cm" fo:line-height="100%" fo:text-align="start" fo:text-indent="0cm" style:font-independent-line-spacing="true"/>
      <style:text-properties fo:font-variant="normal" fo:text-transform="none" style:use-window-font-color="true" loext:opacity="0%" loext:color-lum-mod="100%" loext:color-lum-off="0%" style:text-outline="false" style:text-line-through-style="none" style:text-line-through-type="none" style:font-name="Calibri"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 style:family="paragraph">
      <style:paragraph-properties fo:text-align="center"/>
    </style:style>
    <style:style style:name="P10" style:family="paragraph">
      <style:text-properties fo:font-weight="bold" style:font-weight-asian="bold" style:font-weight-complex="bold"/>
    </style:style>
    <style:style style:name="P11" style:family="paragraph">
      <loext:graphic-properties draw:fill="none" draw:fill-color="#ffffff"/>
      <style:text-properties fo:font-weight="bold" style:font-weight-asian="bold" style:font-weight-complex="bold"/>
    </style:style>
    <style:style style:name="P12" style:family="paragraph">
      <style:paragraph-properties fo:text-align="center"/>
      <style:text-properties style:font-name="Calibri"/>
    </style:style>
    <style:style style:name="P13" style:family="paragraph">
      <loext:graphic-properties draw:fill-color="#e8f2a1"/>
      <style:paragraph-properties fo:text-align="center"/>
      <style:text-properties style:font-name="Calibri"/>
    </style:style>
    <style:style style:name="P14" style:family="paragraph">
      <style:text-properties style:font-name="Calibri" fo:font-weight="bold" style:font-weight-asian="bold" style:font-weight-complex="bold"/>
    </style:style>
    <style:style style:name="P15" style:family="paragraph">
      <loext:graphic-properties draw:fill="none"/>
      <style:text-properties style:font-name="Calibri" fo:font-weight="bold" style:font-weight-asian="bold" style:font-weight-complex="bold"/>
    </style:style>
    <style:style style:name="P16" style:family="paragraph">
      <loext:graphic-properties draw:fill-color="#dde8cb"/>
      <style:paragraph-properties fo:text-align="center"/>
      <style:text-properties style:font-name="Calibri"/>
    </style:style>
    <style:style style:name="P17" style:family="paragraph">
      <loext:graphic-properties draw:fill="solid" draw:fill-color="#3465a4"/>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9" style:family="paragraph">
      <loext:graphic-properties draw:fill="none" draw:fill-color="#808080" draw:gradient-step-count="64"/>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20" style:family="paragraph">
      <loext:graphic-properties draw:fill-color="#ed4c05"/>
      <style:paragraph-properties fo:text-align="center"/>
    </style:style>
    <style:style style:name="P21" style:family="paragraph">
      <loext:graphic-properties draw:fill="solid" draw:fill-color="#eeeeee" draw:opacity="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2" style:family="paragraph">
      <loext:graphic-properties draw:fill="solid" draw:fill-color="#000000" draw:opacity="1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3"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4" style:family="paragraph">
      <loext:graphic-properties draw:fill="none"/>
    </style:style>
    <style:style style:name="T1" style:family="text">
      <style:text-properties fo:font-size="9pt" style:font-size-asian="9pt" style:font-size-complex="9pt"/>
    </style:style>
    <style:style style:name="T2" style:family="text">
      <style:text-properties fo:font-weight="bold" style:font-weight-asian="bold" style:font-weight-complex="bold"/>
    </style:style>
    <style:style style:name="T3" style:family="text">
      <style:text-properties style:font-name="Calibri" fo:font-size="10.5pt" style:font-size-asian="10.5pt" style:font-size-complex="10.5pt"/>
    </style:style>
    <style:style style:name="T4" style:family="text">
      <style:text-properties fo:font-variant="normal" fo:text-transform="none" style:use-window-font-color="true" loext:opacity="0%" style:text-outline="false" style:text-line-through-style="none" style:text-line-through-type="none" style:font-name="Calibri" fo:font-size="18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5" style:family="text">
      <style:text-properties style:font-name="Calibri"/>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g>
          <draw:custom-shape draw:style-name="gr1" draw:text-style-name="P1" draw:layer="layout" svg:width="3.762cm" svg:height="5.804cm" svg:x="4.25cm" svg:y="6cm">
            <text:p/>
            <draw:enhanced-geometry svg:viewBox="0 0 21600 21600" draw:mirror-horizontal="false" draw:mirror-vertical="false" draw:type="rectangle" draw:enhanced-path="M 0 0 L 21600 0 21600 21600 0 21600 0 0 Z N"/>
          </draw:custom-shape>
          <draw:g>
            <draw:g>
              <draw:line draw:style-name="gr2" draw:text-style-name="P2" draw:layer="layout" svg:x1="5.757cm" svg:y1="6.639cm" svg:x2="5.757cm" svg:y2="6.882cm">
                <text:p/>
              </draw:line>
              <draw:custom-shape draw:style-name="gr3" draw:text-style-name="P3" draw:layer="layout" svg:width="0.506cm" svg:height="1.015cm" svg:x="5.505cm" svg:y="6.774cm">
                <text:p/>
                <draw:enhanced-geometry svg:viewBox="0 0 21600 21600" draw:mirror-horizontal="false" draw:mirror-vertical="true" draw:glue-points="?f6 10800 10800 21600 ?f5 10800 10800 0" draw:text-areas="?f3 ?f3 ?f4 ?f4" draw:type="trapezoid" draw:modifiers="6430.3696303696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ellipse draw:style-name="gr4" draw:text-style-name="P4" draw:layer="layout" svg:width="0.506cm" svg:height="0.406cm" svg:x="5.505cm" svg:y="6.347cm" draw:kind="arc" draw:start-angle="326.77" draw:end-angle="32.36">
                <text:p/>
              </draw:ellipse>
              <draw:ellipse draw:style-name="gr5" draw:text-style-name="P5" draw:layer="layout" svg:width="0.506cm" svg:height="0.406cm" svg:x="5.505cm" svg:y="6.347cm" draw:kind="arc" draw:start-angle="147.58" draw:end-angle="213.24">
                <text:p/>
              </draw:ellipse>
              <draw:ellipse draw:style-name="gr6" draw:text-style-name="P4" draw:layer="layout" svg:width="0.76cm" svg:height="0.609cm" svg:x="5.378cm" svg:y="6.237cm" draw:kind="arc" draw:start-angle="326.77" draw:end-angle="32.36">
                <text:p/>
              </draw:ellipse>
              <draw:ellipse draw:style-name="gr7" draw:text-style-name="P5" draw:layer="layout" svg:width="0.76cm" svg:height="0.609cm" svg:x="5.378cm" svg:y="6.237cm" draw:kind="arc" draw:start-angle="147.58" draw:end-angle="213.24">
                <text:p/>
              </draw:ellipse>
              <draw:ellipse draw:style-name="gr8" draw:text-style-name="P4" draw:layer="layout" svg:width="1.14cm" svg:height="0.914cm" svg:x="5.124cm" svg:y="6.078cm" draw:kind="arc" draw:start-angle="326.77" draw:end-angle="32.36">
                <text:p/>
              </draw:ellipse>
              <draw:ellipse draw:style-name="gr9" draw:text-style-name="P5" draw:layer="layout" svg:width="1.14cm" svg:height="0.914cm" svg:x="5.251cm" svg:y="6.078cm" draw:kind="arc" draw:start-angle="147.63" draw:end-angle="213.21">
                <text:p/>
              </draw:ellipse>
              <draw:ellipse draw:style-name="gr10" draw:text-style-name="P6" draw:layer="layout" svg:width="0.252cm" svg:height="0.203cm" svg:x="5.631cm" svg:y="6.44cm">
                <text:p/>
              </draw:ellipse>
            </draw:g>
            <draw:custom-shape draw:name="Rectangle-Cut-1" draw:style-name="gr11" draw:text-style-name="P8" draw:layer="layout" svg:width="1.69cm" svg:height="0.84cm" svg:x="5.454cm" svg:y="7.578cm">
              <text:p text:style-name="P7"><text:span text:style-name="T1">Módulo</text:span></text:p>
              <text:p text:style-name="P7"><text:span text:style-name="T1">LoRa</text:span></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g>
          <draw:frame draw:style-name="gr12" draw:text-style-name="P9" draw:layer="layout" svg:width="2.314cm" svg:height="1.487cm" svg:x="4.974cm" svg:y="8.781cm">
            <draw:image xlink:href="Pictures/100000010000023A000001B6E91B2401C9C1F532.png" xlink:type="simple" xlink:show="embed" xlink:actuate="onLoad" draw:mime-type="image/png">
              <text:p/>
            </draw:image>
          </draw:frame>
          <draw:frame draw:style-name="gr13" draw:text-style-name="P11" draw:layer="layout" svg:width="0.507cm" svg:height="0.962cm" svg:x="5.814cm" svg:y="8.218cm">
            <draw:text-box>
              <text:p text:style-name="P10"><text:span text:style-name="T2">+</text:span></text:p>
            </draw:text-box>
          </draw:frame>
          <draw:frame draw:style-name="gr14" draw:text-style-name="P11" draw:layer="layout" svg:width="0.507cm" svg:height="0.962cm" svg:x="5.743cm" svg:y="10.022cm">
            <draw:text-box>
              <text:p text:style-name="P10"><text:span text:style-name="T2">+</text:span></text:p>
            </draw:text-box>
          </draw:frame>
          <draw:custom-shape draw:style-name="gr15" draw:text-style-name="P13" draw:layer="layout" svg:width="2.314cm" svg:height="0.846cm" svg:x="4.974cm" svg:y="10.779cm">
            <text:p text:style-name="P12"><text:span text:style-name="T3">sensores /</text:span></text:p>
            <text:p text:style-name="P12"><text:span text:style-name="T3">actuadores</text:span></text:p>
            <draw:enhanced-geometry svg:viewBox="0 0 21600 21600" draw:mirror-horizontal="false" draw:mirror-vertical="false" draw:type="rectangle" draw:enhanced-path="M 0 0 L 21600 0 21600 21600 0 21600 0 0 Z N"/>
          </draw:custom-shape>
        </draw:g>
        <draw:frame draw:style-name="gr16" draw:text-style-name="P15" draw:layer="layout" svg:width="2.838cm" svg:height="1.529cm" svg:x="4.662cm" svg:y="11.993cm">
          <draw:text-box>
            <text:p text:style-name="P14"><text:span text:style-name="T4">Nodo 1</text:span></text:p>
          </draw:text-box>
        </draw:frame>
        <draw:g>
          <draw:custom-shape draw:style-name="gr1" draw:text-style-name="P1" draw:layer="layout" svg:width="3.762cm" svg:height="5.804cm" svg:x="11.75cm" svg:y="1.228cm">
            <text:p/>
            <draw:enhanced-geometry svg:viewBox="0 0 21600 21600" draw:mirror-horizontal="false" draw:mirror-vertical="false" draw:type="rectangle" draw:enhanced-path="M 0 0 L 21600 0 21600 21600 0 21600 0 0 Z N"/>
          </draw:custom-shape>
          <draw:g>
            <draw:g>
              <draw:line draw:style-name="gr17" draw:text-style-name="P2" draw:layer="layout" svg:x1="13.257cm" svg:y1="1.867cm" svg:x2="13.257cm" svg:y2="2.11cm">
                <text:p/>
              </draw:line>
              <draw:custom-shape draw:style-name="gr18" draw:text-style-name="P3" draw:layer="layout" svg:width="0.506cm" svg:height="1.015cm" svg:x="13.005cm" svg:y="2.002cm">
                <text:p/>
                <draw:enhanced-geometry svg:viewBox="0 0 21600 21600" draw:mirror-horizontal="false" draw:mirror-vertical="true" draw:glue-points="?f6 10800 10800 21600 ?f5 10800 10800 0" draw:text-areas="?f3 ?f3 ?f4 ?f4" draw:type="trapezoid" draw:modifiers="6430.3696303696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ellipse draw:style-name="gr19" draw:text-style-name="P4" draw:layer="layout" svg:width="0.506cm" svg:height="0.406cm" svg:x="13.005cm" svg:y="1.575cm" draw:kind="arc" draw:start-angle="326.77" draw:end-angle="32.36">
                <text:p/>
              </draw:ellipse>
              <draw:ellipse draw:style-name="gr20" draw:text-style-name="P5" draw:layer="layout" svg:width="0.506cm" svg:height="0.406cm" svg:x="13.005cm" svg:y="1.575cm" draw:kind="arc" draw:start-angle="147.58" draw:end-angle="213.24">
                <text:p/>
              </draw:ellipse>
              <draw:ellipse draw:style-name="gr21" draw:text-style-name="P4" draw:layer="layout" svg:width="0.76cm" svg:height="0.609cm" svg:x="12.878cm" svg:y="1.465cm" draw:kind="arc" draw:start-angle="326.77" draw:end-angle="32.36">
                <text:p/>
              </draw:ellipse>
              <draw:ellipse draw:style-name="gr22" draw:text-style-name="P5" draw:layer="layout" svg:width="0.76cm" svg:height="0.609cm" svg:x="12.878cm" svg:y="1.465cm" draw:kind="arc" draw:start-angle="147.58" draw:end-angle="213.24">
                <text:p/>
              </draw:ellipse>
              <draw:ellipse draw:style-name="gr23" draw:text-style-name="P4" draw:layer="layout" svg:width="1.14cm" svg:height="0.914cm" svg:x="12.624cm" svg:y="1.306cm" draw:kind="arc" draw:start-angle="326.77" draw:end-angle="32.36">
                <text:p/>
              </draw:ellipse>
              <draw:ellipse draw:style-name="gr24" draw:text-style-name="P5" draw:layer="layout" svg:width="1.14cm" svg:height="0.914cm" svg:x="12.751cm" svg:y="1.306cm" draw:kind="arc" draw:start-angle="147.63" draw:end-angle="213.21">
                <text:p/>
              </draw:ellipse>
              <draw:ellipse draw:style-name="gr25" draw:text-style-name="P6" draw:layer="layout" svg:width="0.252cm" svg:height="0.203cm" svg:x="13.131cm" svg:y="1.668cm">
                <text:p/>
              </draw:ellipse>
            </draw:g>
            <draw:custom-shape draw:name="Rectangle-Cut-1" draw:style-name="gr26" draw:text-style-name="P8" draw:layer="layout" svg:width="1.69cm" svg:height="0.84cm" svg:x="12.954cm" svg:y="2.806cm">
              <text:p text:style-name="P7"><text:span text:style-name="T1">Módulo</text:span></text:p>
              <text:p text:style-name="P7"><text:span text:style-name="T1">LoRa</text:span></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g>
          <draw:frame draw:style-name="gr12" draw:text-style-name="P9" draw:layer="layout" svg:width="2.314cm" svg:height="1.487cm" svg:x="12.474cm" svg:y="4.009cm">
            <draw:image xlink:href="Pictures/100000010000023A000001B6E91B2401C9C1F532.png" xlink:type="simple" xlink:show="embed" xlink:actuate="onLoad" draw:mime-type="image/png">
              <text:p/>
            </draw:image>
          </draw:frame>
          <draw:frame draw:style-name="gr13" draw:text-style-name="P11" draw:layer="layout" svg:width="0.507cm" svg:height="0.962cm" svg:x="13.314cm" svg:y="3.446cm">
            <draw:text-box>
              <text:p text:style-name="P10"><text:span text:style-name="T2">+</text:span></text:p>
            </draw:text-box>
          </draw:frame>
          <draw:frame draw:style-name="gr14" draw:text-style-name="P11" draw:layer="layout" svg:width="0.507cm" svg:height="0.962cm" svg:x="13.243cm" svg:y="5.25cm">
            <draw:text-box>
              <text:p text:style-name="P10"><text:span text:style-name="T2">+</text:span></text:p>
            </draw:text-box>
          </draw:frame>
          <draw:custom-shape draw:style-name="gr15" draw:text-style-name="P13" draw:layer="layout" svg:width="2.314cm" svg:height="0.846cm" svg:x="12.474cm" svg:y="6.007cm">
            <text:p text:style-name="P12"><text:span text:style-name="T3">sensores /</text:span></text:p>
            <text:p text:style-name="P12"><text:span text:style-name="T3">actuadores</text:span></text:p>
            <draw:enhanced-geometry svg:viewBox="0 0 21600 21600" draw:mirror-horizontal="false" draw:mirror-vertical="false" draw:type="rectangle" draw:enhanced-path="M 0 0 L 21600 0 21600 21600 0 21600 0 0 Z N"/>
          </draw:custom-shape>
        </draw:g>
        <draw:g>
          <draw:custom-shape draw:style-name="gr1" draw:text-style-name="P1" draw:layer="layout" svg:width="3.762cm" svg:height="5.804cm" svg:x="19.988cm" svg:y="5.75cm">
            <text:p/>
            <draw:enhanced-geometry svg:viewBox="0 0 21600 21600" draw:mirror-horizontal="false" draw:mirror-vertical="false" draw:type="rectangle" draw:enhanced-path="M 0 0 L 21600 0 21600 21600 0 21600 0 0 Z N"/>
          </draw:custom-shape>
          <draw:g>
            <draw:g>
              <draw:line draw:style-name="gr27" draw:text-style-name="P2" draw:layer="layout" svg:x1="21.495cm" svg:y1="6.389cm" svg:x2="21.495cm" svg:y2="6.632cm">
                <text:p/>
              </draw:line>
              <draw:custom-shape draw:style-name="gr28" draw:text-style-name="P3" draw:layer="layout" svg:width="0.506cm" svg:height="1.015cm" svg:x="21.243cm" svg:y="6.524cm">
                <text:p/>
                <draw:enhanced-geometry svg:viewBox="0 0 21600 21600" draw:mirror-horizontal="false" draw:mirror-vertical="true" draw:glue-points="?f6 10800 10800 21600 ?f5 10800 10800 0" draw:text-areas="?f3 ?f3 ?f4 ?f4" draw:type="trapezoid" draw:modifiers="6430.3696303696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ellipse draw:style-name="gr29" draw:text-style-name="P4" draw:layer="layout" svg:width="0.506cm" svg:height="0.406cm" svg:x="21.243cm" svg:y="6.097cm" draw:kind="arc" draw:start-angle="326.77" draw:end-angle="32.36">
                <text:p/>
              </draw:ellipse>
              <draw:ellipse draw:style-name="gr30" draw:text-style-name="P5" draw:layer="layout" svg:width="0.506cm" svg:height="0.406cm" svg:x="21.243cm" svg:y="6.097cm" draw:kind="arc" draw:start-angle="147.58" draw:end-angle="213.24">
                <text:p/>
              </draw:ellipse>
              <draw:ellipse draw:style-name="gr31" draw:text-style-name="P4" draw:layer="layout" svg:width="0.76cm" svg:height="0.609cm" svg:x="21.116cm" svg:y="5.987cm" draw:kind="arc" draw:start-angle="326.77" draw:end-angle="32.36">
                <text:p/>
              </draw:ellipse>
              <draw:ellipse draw:style-name="gr32" draw:text-style-name="P5" draw:layer="layout" svg:width="0.76cm" svg:height="0.609cm" svg:x="21.116cm" svg:y="5.987cm" draw:kind="arc" draw:start-angle="147.58" draw:end-angle="213.24">
                <text:p/>
              </draw:ellipse>
              <draw:ellipse draw:style-name="gr33" draw:text-style-name="P4" draw:layer="layout" svg:width="1.14cm" svg:height="0.914cm" svg:x="20.862cm" svg:y="5.828cm" draw:kind="arc" draw:start-angle="326.77" draw:end-angle="32.36">
                <text:p/>
              </draw:ellipse>
              <draw:ellipse draw:style-name="gr34" draw:text-style-name="P5" draw:layer="layout" svg:width="1.14cm" svg:height="0.914cm" svg:x="20.989cm" svg:y="5.828cm" draw:kind="arc" draw:start-angle="147.63" draw:end-angle="213.21">
                <text:p/>
              </draw:ellipse>
              <draw:ellipse draw:style-name="gr35" draw:text-style-name="P6" draw:layer="layout" svg:width="0.252cm" svg:height="0.203cm" svg:x="21.369cm" svg:y="6.19cm">
                <text:p/>
              </draw:ellipse>
            </draw:g>
            <draw:custom-shape draw:name="Rectangle-Cut-1" draw:style-name="gr36" draw:text-style-name="P8" draw:layer="layout" svg:width="1.69cm" svg:height="0.84cm" svg:x="21.192cm" svg:y="7.328cm">
              <text:p text:style-name="P7"><text:span text:style-name="T1">Módulo</text:span></text:p>
              <text:p text:style-name="P7"><text:span text:style-name="T1">LoRa</text:span></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g>
          <draw:frame draw:style-name="gr12" draw:text-style-name="P9" draw:layer="layout" svg:width="2.314cm" svg:height="1.487cm" svg:x="20.712cm" svg:y="8.531cm">
            <draw:image xlink:href="Pictures/100000010000023A000001B6E91B2401C9C1F532.png" xlink:type="simple" xlink:show="embed" xlink:actuate="onLoad" draw:mime-type="image/png">
              <text:p/>
            </draw:image>
          </draw:frame>
          <draw:frame draw:style-name="gr13" draw:text-style-name="P11" draw:layer="layout" svg:width="0.507cm" svg:height="0.962cm" svg:x="21.552cm" svg:y="7.968cm">
            <draw:text-box>
              <text:p text:style-name="P10"><text:span text:style-name="T2">+</text:span></text:p>
            </draw:text-box>
          </draw:frame>
          <draw:frame draw:style-name="gr14" draw:text-style-name="P11" draw:layer="layout" svg:width="0.507cm" svg:height="0.962cm" svg:x="21.481cm" svg:y="9.772cm">
            <draw:text-box>
              <text:p text:style-name="P10"><text:span text:style-name="T2">+</text:span></text:p>
            </draw:text-box>
          </draw:frame>
          <draw:custom-shape draw:style-name="gr15" draw:text-style-name="P13" draw:layer="layout" svg:width="2.314cm" svg:height="0.846cm" svg:x="20.712cm" svg:y="10.529cm">
            <text:p text:style-name="P12"><text:span text:style-name="T3">sensores /</text:span></text:p>
            <text:p text:style-name="P12"><text:span text:style-name="T3">actuadores</text:span></text:p>
            <draw:enhanced-geometry svg:viewBox="0 0 21600 21600" draw:mirror-horizontal="false" draw:mirror-vertical="false" draw:type="rectangle" draw:enhanced-path="M 0 0 L 21600 0 21600 21600 0 21600 0 0 Z N"/>
          </draw:custom-shape>
        </draw:g>
        <draw:frame draw:style-name="gr16" draw:text-style-name="P15" draw:layer="layout" svg:width="2.838cm" svg:height="1.529cm" svg:x="20.4cm" svg:y="11.743cm">
          <draw:text-box>
            <text:p text:style-name="P14"><text:span text:style-name="T4">Nodo 3</text:span></text:p>
          </draw:text-box>
        </draw:frame>
        <draw:line draw:style-name="gr37" draw:text-style-name="P9" draw:layer="layout" svg:x1="8.25cm" svg:y1="8.25cm" svg:x2="11.75cm" svg:y2="12.5cm">
          <text:p/>
        </draw:line>
        <draw:line draw:style-name="gr37" draw:text-style-name="P9" draw:layer="layout" svg:x1="19.75cm" svg:y1="8.5cm" svg:x2="15.25cm" svg:y2="12.75cm">
          <text:p/>
        </draw:line>
        <draw:line draw:style-name="gr37" draw:text-style-name="P9" draw:layer="layout" svg:x1="13.75cm" svg:y1="11.5cm" svg:x2="13.75cm" svg:y2="7.5cm">
          <text:p/>
        </draw:line>
        <draw:custom-shape draw:style-name="gr38" draw:text-style-name="P16" draw:layer="layout" svg:width="5cm" svg:height="4cm" svg:x="11cm" svg:y="12.25cm">
          <text:p text:style-name="P12"><text:span text:style-name="T5">GateWay LoRaWA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management-server 1">
          <draw:rect draw:style-name="gr39" draw:text-style-name="P17" draw:layer="layout" svg:width="1.25cm" svg:height="2.5cm" svg:x="18cm" svg:y="13.75cm">
            <text:p/>
          </draw:rect>
          <draw:line draw:style-name="gr40" draw:text-style-name="P18" draw:layer="layout" svg:x1="18.25cm" svg:y1="15.875cm" svg:x2="19cm" svg:y2="15.875cm">
            <text:p/>
          </draw:line>
          <draw:line draw:style-name="gr41" draw:text-style-name="P18" draw:layer="layout" svg:x1="18.25cm" svg:y1="15.75cm" svg:x2="19cm" svg:y2="15.75cm">
            <text:p/>
          </draw:line>
          <draw:polygon draw:name="Gear 1" draw:style-name="gr42" draw:text-style-name="P19" draw:layer="layout" svg:width="0.749cm" svg:height="0.749cm" svg:x="18.25cm" svg:y="14cm" svg:viewBox="0 0 750 750" draw:points="312,0 301,109 239,134 156,65 65,156 134,238 109,300 0,310 0,440 109,449 134,511 65,594 156,686 239,616 301,641 312,750 440,750 450,641 512,616 596,686 686,594 617,511 642,449 750,440 750,310 642,300 617,238 686,156 595,65 512,134 450,109 440,0">
            <text:p/>
          </draw:polygon>
        </draw:g>
        <draw:line draw:style-name="gr43" draw:text-style-name="P20" draw:layer="layout" svg:x1="16cm" svg:y1="15cm" svg:x2="17.5cm" svg:y2="15cm">
          <text:p/>
        </draw:line>
        <draw:g draw:name="folder-web 1">
          <draw:custom-shape draw:style-name="gr44" draw:text-style-name="P21" draw:layer="layout" svg:width="2.703cm" svg:height="2.574cm" svg:x="21cm" svg:y="15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45" draw:text-style-name="P22" draw:layer="layout" svg:width="1.315cm" svg:height="1.224cm" svg:x="21.684cm" svg:y="15.669cm" svg:viewBox="0 0 1316 1225" svg:d="M549 13c-6-3-11-3-17-5-5 5 6 5 3 13-11 0-19-3-30-8h-5-3c22-5 41-10 63-13 0 8-3 10-11 13zM484 28c5 3 8 3 8 8s-8 5-8 13c5 8 8 8 11 8 5 2 16 0 19 0 8-8 13-18 21-18 3 2 11 20 11 28v18c0 10 14 8 22 13 0 2 0 8 2 8 6 7 8 7 8 10 0 10-10 10-8 26-2 2-10 2-10 10 0 10 18 0 21 8 3 2 0 5-3 12 3 6 6 18-2 18-6 0-8-10-11-10h-11c-5 0-8-2-11-2-8 0-16 2-21-6l27-28c5-2 8-2 5-5-5-8-8-3-16 3-3 0-11 7-16 7-11 0-27-5-38 3 0 2 11 0 11 8-3 2-6 2-11 0-3 0-3-6-3-8-3-3-13-3-21-3-9 0-11 5-11 11 8 2 21-6 21 7-2 5-13 11-13 21 0 2 5 10 11 10 2 0 2-2 5-2 5 0 8 2 11 2 5-5 8-8 16-8 5 8-8 16-16 18-11 3-24 3-30 8-8 3-22 13-22 3-5-8 6-8 6-11-8-2-19 3-24 8-14 3-36 8-41 21 0 2 5 10 0 10 0 3-11 5-14 5-8 3-10 3-13 5h-11c-5 6-5 8-11 16-5 0-5 2-8 2-2 3-8 11-13 16-6 0-6-5-8 0 0 5 2 15 0 23-8 8-41 15-57 33-11 6-27 24-24 34 0 10 5 36 2 41-11-5-21-5-29-13 0-2-3-28-6-31-5 0-5 16-16 6-14-13-22-11-35-8-11 5-14 18-25 18-16-16-37-13-40-10 11-26 24-49 38-70 24-46 56-90 94-126 6 0 14-8 19-5 6 0 6 7 14 7 0 3 13 0 19 0 13-7 0-23-3-23-11-5-24 3-35 8 32-31 67-59 105-82 8 2 14-5 19 2 0 8-11 11-11 16 3 5-5 10-5 13 0 7 8 15 16 15 3 0 14-8 16-15 0-8 0-18 6-21 27 0 57-15 54-46v-11c0-2 0-2 3-5 18-8 40-15 62-20 2 2 5 5 8 7zM95 481c2-5 27-7 27 11 0 2-33 46-25 54 14 2 33-5 44 0 2 0 21 7 18 13-18 36 6 69 14 66 8 0 22-10 35-2 6 0 11 8 16 8 3 0 6-24 25-29 16-7 35-18 38-15 8 2-6 8-3 10 11 8 16-10 21-8 30 26 52 24 68 16 24-10 30 10 38 26 13 0 30 28 46 31 38-6 59 20 65 25 0 3-6 5 0 11 0 10 13 10 10 23 0 5 17 15 22 15 19-2 38 8 43 21 19-3 30 13 46 2 17 16 49 29 54 29 6 5 11 18 11 25-3 39-46 49-48 85 0 8 5 8 5 16 0 2-3 62-32 80-9 0-63 20-65 33-3 10 2 15 2 28-2 3-10 26-27 34 3 20-19 44-21 44-17 5-30-8-38-6 0 8 19 26 19 29 0 7-8 15-11 18-3 5-35 7-38 10 0 5 3 10 0 18-5 8-16 0-22 0 0 8-2 10 3 16 6 0 11 0 14 2-3 8-6 3-6 5-35-13-73-26-105-44-3 0-14-10-14-20 0-5 6-28 6-34 0-5-11-51-11-77 5-46-5-103-11-108-11-23-62-28-73-51-5-31-65-88-65-114 3-2 14-7 14-13 0-5-8-7-8-10-3-13 8-33 8-33 0 0 30-29 32-31 0 0-8-47-8-49-3-13-3-18-11-18-5 0-16 5-16 21-8 2-30-11-30-11-5-10-32-15-27-36-8-2-16-20-24-23 0 0-35-8-38-8-16-28-59-20-62-20 3-11 0-26 3-34 2 0 75-10 92-31zM1124 1066h-21c0-13 5-11 11-26 2-10 8-28 0-31 0-15-6-18 0-46 0-23-17-36-11-62-6-5 5-13 13-21 14-25 17-38 22-59 0-5 3-8 0-10-5-16-11-26-22-36-2-8-10-11-13-16-6-2-8-13-8-15 0-5 0-8 2-13v-21c6-2 9-10 9-12 0-8-9-18-14-18-8-6-19 2-30 0-11-6-11-24-24-26-19-3-38 8-51 10-9 5-14 10-22 10-3 0-11-5-16-5-8 0-38 5-43 11-11 0-41-26-44-29-8-5-16-5-19-7-2-8-2-13-8-21-2-8-11-16-16-21-8-5-19-15-22-23 0-2 3-2 3-5 0-8-5-13-5-15 0-8 5-11 10-13v-13c0-5 6-34 3-39 0-2-8-2-8-10s3-13 8-21c3-2 16-18 16-20 6-5 6-11 6-16 3-2 5-7 13-10 3-3 3-8 8-8 3-2 6-5 11-5 14-8 16-15 25-26 0-10 0-15 8-18 2-7 2-13 11-18 5-7 16-2 24-13 0-5 3-10 3-15 0-8-6-18-11-18-6 0-14 8-16 0v-5c0-5-9-13-9-16 0-2 9-10 11-18v-23c8-15 27-7 46-7h8c14 0 25 2 27-8v-21c0-5-5-15-8-18-8-2-19 0-21-8 2-12 16-2 24-5 3 0 3-7 5-13 6 0 8 6 11 6 6 0 11-6 16-8 3-3 6-10 11-13 16 0 38-33 41-36 40 31 65 80 97 118l-8-10c-6 0-8 0-8-3-6 0-8-7-11-7l-3 5c-5 13 3 15 11 21 3 2 3 10 5 12 3 0 11 6 17 6 2 2 5 2 8 7 8 3 19 3 19 11-3 2-14-6-19 2 0 3 5 3 5 8s-8 13-13 13c0-3 2-8 2-11 0-7-16-18-21-20-6-5-11-5-14-8-5-2-16-10-19-13-8-7-10-18-21-18-3 0-8 3-11 8-3 0-14 5-19 5-11 0-14-2-22-2-2 0-2 2-5 7v5c0 6-11 6-16 8-6 3-25 21-25 26 0 2 3 2 3 8 0 2-27 23-27 23-11 0-32-3-32 7 0 8 10 11 19 11h21c3-3 6-8 8-8 6 0 11-5 17-5 5-5 16-8 24-8 0 0 32-5 35-5 8 0 19 5 27 5 3 0 5-5 11-5 5 0 11 5 13 8 0 2-2 2 0 7v11c0 2-8 10-8 15 0 3 8 5 11 5 3 5 11 5 16 5h11c3 0 14 3 16 6 3 5 3 10 11 15h11c11 0 19 10 24 8 11 0 6-13 8-18 0-13 25-13 35-5 44 87 65 182 65 283 0 110-29 221-86 319-27 49-62 93-100 131zM987 82c0 3 19 18 21 24 3 15 19 15 19 18 0 7-11 10-11 18-8 2-21 0-35 0-5 2-13 10-19 2-5-2 3-2 3-5 0-5-3-5-3-8 0-5 3-7 3-15 3-3 11 0 16-5 0-5-5-13-8-13-13 0-27-18-19-29 0-2 16-18 19-20 8 2 16 8 24 13 0 2-10 18-10 20zM938 93c5 0 22 5 16 10-5 5-8 23-16 23-8 5-22 16-30 5 0-7 3-13 3-20 0-5 5-5 11-5 5-8 11-13 16-13zM276 201c-3 0-6-5-8-5-6 0-9 2-11 5 0 5 2 5 2 7-8 8-5 19 3 19 3 0 8-16 19-19 3 3 3 3 6 3 5-3 5-13-3-13-3 0-3 3-8 3zM238 198c-6 0-16 0-19 3-3 0-3 7-5 10 0 5-6 8-9 13-2 0-18 21-8 21 6 0 17-8 17-11 2-13 8-18 16-26 8-2 11-2 11-10zM314 224h-11c-6 0-8-5-8 0 8 3 24 5 24 0s-3 0-5 0zM273 237h-22c-2 2-5 0-5 8 0 5 5 2 11 2 11-2 16-8 24-10-5-3-5 0-8 0zM1097 247c-5 0-2-10 0-10 3 0 0-3 6 0 0 2 0 8-6 10zM1095 255c8-5 11 2 8 18 0 2-11 10-16 0 5-5 0-10 0-18zM1135 291c3-5 8 0 16 0h17c-6 2-6 10-8 13-11-3-19-8-25-13zM287 623c5-5 0-16-3-16-8 6-3 16 3 16z">
            <text:p/>
          </draw:path>
          <draw:custom-shape draw:style-name="gr46" draw:text-style-name="P23" draw:layer="layout" svg:width="1.351cm" svg:height="1.286cm" svg:x="21.676cm" svg:y="15.6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43" draw:text-style-name="P20" draw:layer="layout" svg:x1="19.5cm" svg:y1="15.25cm" svg:x2="21.5cm" svg:y2="16cm">
          <text:p/>
        </draw:line>
        <draw:frame draw:style-name="gr16" draw:text-style-name="P24" draw:layer="layout" svg:width="3.5cm" svg:height="1.529cm" svg:x="16.75cm" svg:y="16.471cm">
          <draw:text-box>
            <text:p><text:span text:style-name="T5">TTS Server</text:span></text:p>
          </draw:text-box>
        </draw:frame>
        <draw:frame draw:style-name="gr47" draw:text-style-name="P24" draw:layer="layout" svg:width="3.453cm" svg:height="0.891cm" svg:x="12.047cm" svg:y="9.5cm">
          <draw:text-box>
            <text:p><text:span text:style-name="T5">LoRaWAN</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20" svg:d="M0 20l10-20 10 20z"/>
    <draw:stroke-dash draw:name="Dash_20_4" draw:display-name="Dash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loext:color-lum-mod="100%" loext:color-lum-off="0%"/>
    </style:style>
    <style:style style:name="Filled_20_Green" style:display-name="Filled Green" style:family="graphic" style:parent-style-name="Filled">
      <style:graphic-properties draw:fill-gradient-name="Rellenado_20_verde"/>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loext:color-lum-mod="100%" loext:color-lum-off="0%"/>
    </style:style>
    <style:style style:name="Filled_20_Yellow" style:display-name="Filled Yellow" style:family="graphic" style:parent-style-name="Filled">
      <style:graphic-properties draw:fill-gradient-name="Rellenado_20_amarillo"/>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5-23T18:52:48.420000000</meta:creation-date>
    <dc:date>2023-05-23T19:26:23.285000000</dc:date>
    <meta:editing-duration>PT33M33S</meta:editing-duration>
    <meta:editing-cycles>5</meta:editing-cycles>
    <meta:generator>LibreOffice/7.4.3.2$Windows_X86_64 LibreOffice_project/1048a8393ae2eeec98dff31b5c133c5f1d08b890</meta:generator>
    <meta:document-statistic meta:object-count="73"/>
  </office:meta>
</office:document-meta>
</file>